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0" table:number-columns-repeated="9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1"/>
        <table:table-column table:default-cell-style-name="ACE-0" table:style-name="ACOL-0" table:number-columns-repeated="21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5</text:p>
          </table:table-cell>
          <table:table-cell table:style-name="ACE-3" office:value-type="float" office:value="14.725">
            <text:p>14.72</text:p>
          </table:table-cell>
          <table:table-cell table:style-name="ACE-3" office:value-type="float" office:value="100.91667">
            <text:p>100.92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4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6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75">
            <text:p>100.75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7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8</text:p>
          </table:table-cell>
          <table:table-cell table:style-name="ACE-3" office:value-type="float" office:value="13.75">
            <text:p>13.75</text:p>
          </table:table-cell>
          <table:table-cell table:style-name="ACE-3" office:value-type="float" office:value="100.25">
            <text:p>100.25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9</text:p>
          </table:table-cell>
          <table:table-cell table:style-name="ACE-3" office:value-type="float" office:value="13.75">
            <text:p>13.75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0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1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">
            <text:p>11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2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5700000000000003">
            <text:p>−9.57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3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4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5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6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7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8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1.05">
            <text:p>101.05</text:p>
          </table:table-cell>
          <table:table-cell table:style-name="ACE-0" office:value-type="float" office:value="6305">
            <text:p>630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1">
            <text:p>−0.251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9</text:p>
          </table:table-cell>
          <table:table-cell table:style-name="ACE-3" office:value-type="float" office:value="13.868410000000001">
            <text:p>13.87</text:p>
          </table:table-cell>
          <table:table-cell table:style-name="ACE-3" office:value-type="float" office:value="100.80929">
            <text:p>100.81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74">
            <text:p>7.274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2</text:p>
          </table:table-cell>
          <table:table-cell table:style-name="ACE-3" office:value-type="float" office:value="14.023709999999999">
            <text:p>14.02</text:p>
          </table:table-cell>
          <table:table-cell table:style-name="ACE-3" office:value-type="float" office:value="100.77255">
            <text:p>100.77</text:p>
          </table:table-cell>
          <table:table-cell table:style-name="ACE-0" office:value-type="float" office:value="7055">
            <text:p>705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09999999999999">
            <text:p>−2.811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5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545">
            <text:p>6545</text:p>
          </table:table-cell>
          <table:table-cell table:style-name="ACE-0" office:value-type="float" office:value="461">
            <text:p>46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26">
            <text:p>−0.1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6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4900000000000002">
            <text:p>0.649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7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2599999999999996">
            <text:p>−0.8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8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5855">
            <text:p>5855</text:p>
          </table:table-cell>
          <table:table-cell table:style-name="ACE-0" office:value-type="float" office:value="490">
            <text:p>49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759999999999999">
            <text:p>−1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9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60000000000001">
            <text:p>−1.3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0</text:p>
          </table:table-cell>
          <table:table-cell table:style-name="ACE-3" office:value-type="float" office:value="13.77984">
            <text:p>13.78</text:p>
          </table:table-cell>
          <table:table-cell table:style-name="ACE-3" office:value-type="float" office:value="100.28355000000001">
            <text:p>100.28</text:p>
          </table:table-cell>
          <table:table-cell table:style-name="ACE-0" office:value-type="float" office:value="7425">
            <text:p>7425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00000000000002">
            <text:p>−3.2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0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1.05">
            <text:p>101.05</text:p>
          </table:table-cell>
          <table:table-cell table:style-name="ACE-0" office:value-type="float" office:value="7605">
            <text:p>760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74">
            <text:p>5.7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1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1.58333">
            <text:p>101.58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1239999999999997">
            <text:p>7.12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3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225">
            <text:p>7225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6">
            <text:p>−3.2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4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665">
            <text:p>766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759999999999999">
            <text:p>−3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1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00000000000001">
            <text:p>−1.3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2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9500000000000004">
            <text:p>−0.79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3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635">
            <text:p>763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8049999999999997">
            <text:p>5.80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6</text:p>
          </table:table-cell>
          <table:table-cell table:style-name="ACE-3" office:value-type="float" office:value="14.41667">
            <text:p>14.42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5865">
            <text:p>5865</text:p>
          </table:table-cell>
          <table:table-cell table:style-name="ACE-0" office:value-type="float" office:value="339">
            <text:p>33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9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1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6400000000000001">
            <text:p>0.16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0680</text:p>
          </table:table-cell>
          <table:table-cell table:style-name="ACE-3" office:value-type="float" office:value="13.57">
            <text:p>13.57</text:p>
          </table:table-cell>
          <table:table-cell table:style-name="ACE-3" office:value-type="float" office:value="100.587">
            <text:p>100.59</text:p>
          </table:table-cell>
          <table:table-cell table:style-name="ACE-0" office:value-type="float" office:value="36290">
            <text:p>36290</text:p>
          </table:table-cell>
          <table:table-cell table:style-name="ACE-0" office:value-type="float" office:value="710">
            <text:p>71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359999999999999">
            <text:p>−13.3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341</text:p>
          </table:table-cell>
          <table:table-cell table:style-name="ACE-3" office:value-type="float" office:value="13.558">
            <text:p>13.56</text:p>
          </table:table-cell>
          <table:table-cell table:style-name="ACE-3" office:value-type="float" office:value="100.65000000000001">
            <text:p>100.65</text:p>
          </table:table-cell>
          <table:table-cell table:style-name="ACE-0" office:value-type="float" office:value="43870">
            <text:p>43870</text:p>
          </table:table-cell>
          <table:table-cell table:style-name="ACE-0" office:value-type="float" office:value="1550">
            <text:p>1550</text:p>
          </table:table-cell>
          <table:table-cell table:style-name="ACE-0" office:value-type="string">
            <text:p>Chlamys nob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0679</text:p>
          </table:table-cell>
          <table:table-cell table:style-name="ACE-3" office:value-type="float" office:value="13.57">
            <text:p>13.57</text:p>
          </table:table-cell>
          <table:table-cell table:style-name="ACE-3" office:value-type="float" office:value="100.587">
            <text:p>100.59</text:p>
          </table:table-cell>
          <table:table-cell table:style-name="ACE-0" office:value-type="float" office:value="44740">
            <text:p>4474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93">
            <text:p>−12.9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,MannEtal2019</text:p>
          </table:table-cell>
          <table:table-cell table:number-columns-repeated="240" table:style-name="ACE-0"/>
        </table:table-row>
        <table:table-row table:style-name="AROW-0" table:number-rows-repeated="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01:2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